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5810000031A0000031A90A9BB170713D465.svg" manifest:media-type="image/svg+xml"/>
  <manifest:file-entry manifest:full-path="Pictures/100000010000001E0000001E97B7B6973606AE42.png" manifest:media-type="image/png"/>
  <manifest:file-entry manifest:full-path="Pictures/100000010000001E0000001EE3C0751E669E99A9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71f06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8b815"/>
    </style:style>
    <style:style style:name="P56" style:family="paragraph" style:parent-style-name="Standard">
      <style:text-properties officeooo:paragraph-rsid="0fce858d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d0b68a"/>
    </style:style>
    <style:style style:name="P59" style:family="paragraph" style:parent-style-name="Standard">
      <style:text-properties officeooo:paragraph-rsid="0fd655f2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Standard">
      <style:text-properties officeooo:paragraph-rsid="1087d72e"/>
    </style:style>
    <style:style style:name="P82" style:family="paragraph" style:parent-style-name="Footnote">
      <style:text-properties officeooo:paragraph-rsid="1094fa2b"/>
    </style:style>
    <style:style style:name="P83" style:family="paragraph" style:parent-style-name="Footnote">
      <style:text-properties officeooo:paragraph-rsid="10a1361c" fo:background-color="transparent"/>
    </style:style>
    <style:style style:name="P84" style:family="paragraph" style:parent-style-name="Standard">
      <style:text-properties officeooo:paragraph-rsid="10a2818a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7" style:family="paragraph" style:parent-style-name="Standard">
      <style:text-properties officeooo:paragraph-rsid="10ab7791"/>
    </style:style>
    <style:style style:name="P88" style:family="paragraph" style:parent-style-name="Standard">
      <style:text-properties officeooo:paragraph-rsid="10ad0bd8"/>
    </style:style>
    <style:style style:name="P89" style:family="paragraph" style:parent-style-name="Standard">
      <style:text-properties officeooo:paragraph-rsid="1000ee45"/>
    </style:style>
    <style:style style:name="P90" style:family="paragraph" style:parent-style-name="Standard">
      <style:text-properties officeooo:paragraph-rsid="0ff4e58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Ubuntu1" fo:font-size="12pt" fo:language="en" fo:country="GB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font-size="10pt" style:font-size-asian="10pt" style:font-size-complex="10pt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bebe6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7" style:family="text">
      <style:text-properties fo:language="en" fo:country="GB"/>
    </style:style>
    <style:style style:name="T23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9" style:family="text">
      <style:text-properties fo:language="en" fo:country="GB" officeooo:rsid="0f28d107"/>
    </style:style>
    <style:style style:name="T24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language="en" fo:country="GB" officeooo:rsid="10a5d07d"/>
    </style:style>
    <style:style style:name="T242" style:family="text">
      <style:text-properties officeooo:rsid="103c421a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officeooo:rsid="104d5027" style:font-weight-asian="bold" style:font-weight-complex="bold"/>
    </style:style>
    <style:style style:name="T245" style:family="text">
      <style:text-properties officeooo:rsid="1061b5b8"/>
    </style:style>
    <style:style style:name="T246" style:family="text">
      <style:text-properties officeooo:rsid="1069ed98"/>
    </style:style>
    <style:style style:name="T247" style:family="text">
      <style:text-properties officeooo:rsid="106d22f6"/>
    </style:style>
    <style:style style:name="T248" style:family="text">
      <style:text-properties style:text-underline-style="solid" style:text-underline-width="auto" style:text-underline-color="font-color" officeooo:rsid="0ff4a399"/>
    </style:style>
    <style:style style:name="T249" style:family="text">
      <style:text-properties officeooo:rsid="0ffa97b0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33">Checklist for installing</text:span></text:span><text:span text:style-name="T167"> </text:span><text:span text:style-name="T167"><text:user-field-get text:name="Distro">Debian</text:user-field-get></text:span><text:span text:style-name="T168"><text:s/></text:span><text:span text:style-name="T168"><text:user-field-get text:name="Version">12</text:user-field-get></text:span><text:span text:style-name="T168"><text:s/></text:span><text:span text:style-name="T172">LTS</text:span><text:span text:style-name="T169"><text:note text:id="ftn1" text:note-class="footnote"><text:note-citation>1</text:note-citation><text:note-body><text:p text:style-name="P28"><text:span text:style-name="T154">L</text:span><text:span text:style-name="T155">TS stands for Long-Term Support, and this </text:span><text:span text:style-name="T162">June</text:span><text:span text:style-name="T156"> </text:span><text:span text:style-name="Strong_20_Emphasis"><text:span text:style-name="T86"><text:user-field-get text:name="Releaseyear">2023</text:user-field-get></text:span></text:span><text:span text:style-name="T158"><text:s/>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6">LTS</text:span><text:span text:style-name="T156"> </text:span><text:span text:style-name="T165"><text:user-field-get text:name="Edition">Server</text:user-field-get></text:span><text:span text:style-name="T156"><text:s/></text:span><text:span text:style-name="T157">(</text:span><text:span text:style-name="T155">codenamed</text:span><text:span text:style-name="T157"> </text:span><text:span text:style-name="T161">bookworm</text:span><text:span text:style-name="T157">) </text:span><text:span text:style-name="T155">will be </text:span><text:span text:style-name="T160">supported</text:span><text:span text:style-name="T155"> for five years until </text:span><text:span text:style-name="T162">June</text:span><text:span text:style-name="T156"> </text:span><text:span text:style-name="T154">202</text:span><text:span text:style-name="T162">8</text:span><text:span text:style-name="T159">.</text:span></text:p></text:note-body></text:note></text:span><text:span text:style-name="T170"> </text:span><text:span text:style-name="T170"><text:user-field-get text:name="Edition">Server</text:user-field-get></text:span><text:span text:style-name="T171">.</text:span></text:p>
      <text:p text:style-name="P43"/>
      <text:p text:style-name="P41"><text:span text:style-name="T17">Fill in the </text:span><text:span text:style-name="Strong_20_Emphasis"><text:span text:style-name="T229"><text:s/></text:span></text:span><text:span text:style-name="Strong_20_Emphasis"><text:span text:style-name="T230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5"><text:span text:style-name="Definition"><text:span text:style-name="T238">user</text:span></text:span><text:span text:style-name="T186"><text:tab/><text:tab/></text:span><text:span text:style-name="T185"> <text:tab/><text:tab/><text:tab/> </text:span><text:span text:style-name="T187"><draw:control text:anchor-type="as-char" svg:y="-0.4cm" draw:z-index="18" draw:name="Gebruiker 1" draw:style-name="gr2" draw:text-style-name="P99" svg:width="6.4cm" svg:height="0.6cm" draw:control="control17"><svg:title>Gebruiker</svg:title><svg:desc>Volledige naam, bijv. Jan Stek</svg:desc></draw:control></text:span><text:span text:style-name="T187"><text:s text:c="2"/></text:span><text:span text:style-name="T188">[</text:span><text:span text:style-name="T190">F</text:span><text:span text:style-name="T191">ull </text:span><text:span text:style-name="T180">na</text:span><text:span text:style-name="T181">me,</text:span><text:span text:style-name="T180"> </text:span><text:span text:style-name="T181">e.g.</text:span><text:span text:style-name="T180"> </text:span><text:span text:style-name="T182">J</text:span><text:span text:style-name="T197">oh</text:span><text:span text:style-name="T182">n </text:span><text:span text:style-name="T184">Doe</text:span><text:span text:style-name="T196">]</text:span></text:p>
      <text:p text:style-name="P84"><text:span text:style-name="Definition"><text:span text:style-name="T179">USER</text:span></text:span><text:span text:style-name="Definition"><text:span text:style-name="T237">na</text:span></text:span><text:span text:style-name="Definition"><text:span text:style-name="T239">me</text:span></text:span><text:span text:style-name="T178"><text:tab/><text:tab/><text:tab/> </text:span><text:span text:style-name="T178"><draw:control text:anchor-type="as-char" svg:y="-0.4cm" draw:z-index="19" draw:name="Gberuikersnaam 2" draw:style-name="gr2" draw:text-style-name="P99" svg:width="6.4cm" svg:height="0.6cm" draw:control="control18"><svg:title>Gebruikersnaam</svg:title><svg:desc>Korte naam, bijv. jan</svg:desc></draw:control></text:span><text:span text:style-name="T178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4">j</text:span><text:span text:style-name="T136">oh</text:span><text:span text:style-name="T134">n</text:span><text:span text:style-name="T135">]</text:span></text:p>
      <text:p text:style-name="P45"><text:span text:style-name="Definition"><text:span text:style-name="T241">serv</text:span></text:span><text:span text:style-name="Definition"><text:span text:style-name="T237">ERNA</text:span></text:span><text:span text:style-name="Definition"><text:span text:style-name="T239">me</text:span></text:span><text:span text:style-name="T198"><text:tab/><text:tab/> </text:span><text:span text:style-name="T237"><draw:control text:anchor-type="as-char" svg:y="-0.4cm" draw:z-index="20" draw:name="Computernaam 1" draw:style-name="gr2" draw:text-style-name="P99" svg:width="6.4cm" svg:height="0.6cm" draw:control="control19"><svg:title>Computernaam</svg:title><svg:desc>Unieke naam van de computer</svg:desc></draw:control></text:span><text:span text:style-name="T237"><text:s text:c="2"/></text:span><text:span text:style-name="T201">[</text:span><text:span text:style-name="T205">N</text:span><text:span text:style-name="T199">a</text:span><text:span text:style-name="T202">me of the</text:span><text:span text:style-name="T199"> </text:span><text:span text:style-name="T206">server</text:span><text:span text:style-name="T200">, </text:span><text:span text:style-name="T202">e.g.</text:span><text:span text:style-name="T203"> </text:span><text:span text:style-name="T206">sv</text:span><text:span text:style-name="T204">02</text:span><text:span text:style-name="T201">]</text:span></text:p>
      <text:p text:style-name="P45"><text:span text:style-name="Definition"><text:span text:style-name="T208">USER</text:span></text:span><text:span text:style-name="T207"><text:tab/><text:tab/></text:span><text:span text:style-name="T185"> <text:tab/><text:tab/><text:tab/> </text:span><text:span text:style-name="T187"><draw:control text:anchor-type="as-char" svg:y="-0.4cm" draw:z-index="21" draw:name="Gebruiker 2" draw:style-name="gr2" draw:text-style-name="P99" svg:width="6.4cm" svg:height="0.6cm" draw:control="control20"><svg:title>Gebruiker</svg:title><svg:desc>Volledige naam, bijv. Jan Stek</svg:desc></draw:control></text:span><text:span text:style-name="T187"><text:s text:c="2"/></text:span><text:span text:style-name="T188">[</text:span><text:span text:style-name="T190">F</text:span><text:span text:style-name="T189">ull </text:span><text:span text:style-name="T192">na</text:span><text:span text:style-name="T193">me</text:span><text:span text:style-name="T192"> possibly </text:span><text:span text:style-name="T194">2</text:span><text:span text:style-name="T221">nd</text:span><text:span text:style-name="T194"> </text:span><text:span text:style-name="T195">user</text:span><text:span text:style-name="T183">]</text:span></text:p>
      <text:p text:style-name="P84"><text:span text:style-name="Definition"><text:span text:style-name="T208">USERN</text:span></text:span><text:span text:style-name="Definition"><text:span text:style-name="T209">a</text:span></text:span><text:span text:style-name="Definition"><text:span text:style-name="T210">me</text:span></text:span><text:span text:style-name="Definition"><text:span text:style-name="T215"><text:tab/><text:tab/><text:tab/> </text:span></text:span><text:span text:style-name="T178"><draw:control text:anchor-type="as-char" svg:y="-0.4cm" draw:z-index="22" draw:name="Gberuikersnaam 1" draw:style-name="gr2" draw:text-style-name="P99" svg:width="6.4cm" svg:height="0.6cm" draw:control="control21"><svg:title>Gebruikersnaam</svg:title><svg:desc>Korte naam, bijv. jan</svg:desc></draw:control></text:span><text:span text:style-name="T178"><text:s text:c="2"/></text:span><text:span text:style-name="T212">[</text:span><text:span text:style-name="T214">U</text:span><text:span text:style-name="T213">ser</text:span><text:span text:style-name="T211"> </text:span><text:span text:style-name="T218">na</text:span><text:span text:style-name="T219">me</text:span><text:span text:style-name="T218"> possibly </text:span><text:span text:style-name="T220">2</text:span><text:span text:style-name="T222">nd</text:span><text:span text:style-name="T220"> </text:span><text:span text:style-name="T217">user</text:span><text:span text:style-name="T216">]</text:span></text:p>
      <text:p text:style-name="P45"><text:span text:style-name="T137">Replace the </text:span><text:span text:style-name="T145">underlined</text:span><text:span text:style-name="T137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7">.</text:span></text:p>
      <text:p text:style-name="P4"/>
      <text:p text:style-name="P4"/>
      <text:p text:style-name="P96"><text:span text:style-name="T147">Not yet on Linux?</text:span><text:span text:style-name="T138"><text:tab/></text:span><text:span text:style-name="T143"><text:tab/></text:span><text:span text:style-name="T144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0">n</text:span><text:span text:style-name="T139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1"> </text:span><text:span text:style-name="T140">u</text:span><text:span text:style-name="T141">nder </text:span><text:span text:style-name="T148">Linux</text:span><text:span text:style-name="T142">.</text:span></text:p>
      <text:p text:style-name="P97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2"/>
      <text:p text:style-name="P44"><text:span text:style-name="Strong_20_Emphasis"><text:span text:style-name="T29"/></text:span></text:p>
      <text:list xml:id="list2638766943" text:style-name="L1">
        <text:list-item>
          <text:p text:style-name="P93"><text:bookmark-start text:name="__RefNumPara__4083_1271708128"/>Prepar<text:span text:style-name="T245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6"><draw:control text:anchor-type="as-char" draw:z-index="2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6"><draw:control text:anchor-type="as-char" draw:z-index="14" draw:name="Vorm 5" draw:style-name="gr1" draw:text-style-name="P9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1">Login any additional </text:span></text:span><text:span text:style-name="Definition"><text:span text:style-name="T224">USER</text:span></text:span><text:span text:style-name="User_20_Entry"><text:span text:style-name="T92">s</text:span></text:span><text:span text:style-name="User_20_Entry"><text:span text:style-name="T99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6"><draw:control text:anchor-type="as-char" draw:z-index="8" draw:name="Vorm4" draw:style-name="gr1" draw:text-style-name="P9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88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8"><text:span text:style-name="User_20_Entry"><text:span text:style-name="T10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0"><text:span text:style-name="User_20_Entry"><text:span text:style-name="T11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8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6"><draw:control text:anchor-type="as-char" draw:z-index="15" draw:name="Vorm 7" draw:style-name="gr1" draw:text-style-name="P9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8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79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32643213759426" text:continue-numbering="true" text:style-name="L1">
        <text:list-item>
          <text:p text:style-name="P92"><text:bookmark-start text:name="__RefNumPara__4009_12717081281"/><text:span text:style-name="Strong_20_Emphasis"><text:span text:style-name="T146">Perform installation</text:span></text:span><text:bookmark-end text:name="__RefNumPara__4009_12717081281"/></text:p>
        </text:list-item>
      </text:list>
      <text:p text:style-name="P59"><text:span text:style-name="Strong_20_Emphasis"><text:span text:style-name="T14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51">Boot the computer from</text:span><text:span text:style-name="T152"><text:note text:id="ftn4" text:note-class="footnote"><text:note-citation>1</text:note-citation><text:note-body><text:p text:style-name="P83"><text:span text:style-name="T102">Boot menu/Setup via one of the </text:span><text:span text:style-name="T103">f</text:span><text:span text:style-name="T102">requently used keys:</text:span><text:span text:style-name="Definition"><text:span text:style-name="T100"> </text:span></text:span><text:span text:style-name="User_20_Entry"><text:span text:style-name="T120">Esc</text:span></text:span><text:span text:style-name="User_20_Entry"><text:span text:style-name="T107">,</text:span></text:span><text:span text:style-name="Definition"><text:span text:style-name="T100"> </text:span></text:span><text:span text:style-name="User_20_Entry"><text:span text:style-name="T120">Delete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2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9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0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1</text:span></text:span><text:span text:style-name="User_20_Entry"><text:span text:style-name="T108">,</text:span></text:span><text:span text:style-name="Definition"><text:span text:style-name="T100"> o</text:span></text:span><text:span text:style-name="Definition"><text:span text:style-name="T101">R</text:span></text:span><text:span text:style-name="Definition"><text:span text:style-name="T100"> </text:span></text:span><text:span text:style-name="User_20_Entry"><text:span text:style-name="T120">F12</text:span></text:span><text:span text:style-name="User_20_Entry"><text:span text:style-name="T108">.</text:span></text:span></text:p></text:note-body></text:note></text:span><text:span text:style-name="T151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Strong_20_Emphasis"><text:span text:style-name="T127"><text:s/>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1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5">From a Live USB stick you can boot and work with </text:span><text:span text:style-name="Strong_20_Emphasis"><text:span text:style-name="T153"><text:user-field-get text:name="Distro">Debian</text:user-field-get></text:span></text:span><text:span text:style-name="Strong_20_Emphasis"><text:span text:style-name="T153"><text:s/></text:span></text:span><text:span text:style-name="T225">without modifying any files on the hard drive and also allows installation of </text:span><text:span text:style-name="Strong_20_Emphasis"><text:span text:style-name="T153"><text:user-field-get text:name="Distro">Debian</text:user-field-get></text:span></text:span><text:span text:style-name="Strong_20_Emphasis"><text:span text:style-name="T153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2"><text:span text:style-name="Strong_20_Emphasis"><text:span text:style-name="T89">Create a bootable USB stick:<text:line-break/>Download a CD image file (.iso) from</text:span></text:span><text:span text:style-name="Strong_20_Emphasis"><text:span text:style-name="T88"> </text:span></text:span><text:a xlink:type="simple" xlink:href="https://www.debian.org/" text:style-name="Internet_20_link" text:visited-style-name="Visited_20_Internet_20_Link"><text:span text:style-name="Strong_20_Emphasis"><text:span text:style-name="T226">debian.org</text:span></text:span></text:a><text:span text:style-name="Strong_20_Emphasis"><text:span text:style-name="T88">, </text:span></text:span><text:span text:style-name="Strong_20_Emphasis"><text:span text:style-name="T90">click consecutively </text:span></text:span><text:span text:style-name="Strong_20_Emphasis"><text:span text:style-name="T98">Other downloads</text:span></text:span><text:span text:style-name="Strong_20_Emphasis"><text:span text:style-name="T90"> <text:line-break/>(under Download) &gt; </text:span></text:span><text:span text:style-name="Strong_20_Emphasis"><text:span text:style-name="T98">Other live ISO</text:span></text:span><text:span text:style-name="Strong_20_Emphasis"><text:span text:style-name="T90"> (under try </text:span></text:span><text:span text:style-name="Strong_20_Emphasis"><text:span text:style-name="T90"><text:user-field-get text:name="Distro">Debian</text:user-field-get></text:span></text:span><text:span text:style-name="Strong_20_Emphasis"><text:span text:style-name="T90"><text:s/>live before installing) &gt; <text:line-break/></text:span></text:span><text:span text:style-name="Strong_20_Emphasis"><text:span text:style-name="T93">debian-live-</text:span></text:span><text:span text:style-name="Strong_20_Emphasis"><text:span text:style-name="T93"><text:user-field-get text:name="Version">12</text:user-field-get></text:span></text:span><text:span text:style-name="Strong_20_Emphasis"><text:span text:style-name="T93">.</text:span></text:span><text:span text:style-name="Strong_20_Emphasis"><text:span text:style-name="T94">.</text:span></text:span><text:span text:style-name="Strong_20_Emphasis"><text:span text:style-name="T93">.</text:span></text:span><text:span text:style-name="Strong_20_Emphasis"><text:span text:style-name="T95">-</text:span></text:span><text:span text:style-name="Strong_20_Emphasis"><text:span text:style-name="T93">amd64-</text:span></text:span><text:span text:style-name="Strong_20_Emphasis"><text:span text:style-name="T97">standard</text:span></text:span><text:span text:style-name="Strong_20_Emphasis"><text:span text:style-name="T96">.iso</text:span></text:span><text:span text:style-name="Strong_20_Emphasis"><text:span text:style-name="T87">.</text:span></text:span><text:span text:style-name="Strong_20_Emphasis"><text:span text:style-name="T89"><text:line-break/></text:span></text:span><text:span text:style-name="Strong_20_Emphasis"><text:span text:style-name="T104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7">karelzimmer.nl</text:span></text:span></text:a><text:span text:style-name="Strong_20_Emphasis"><text:span text:style-name="T104">, under </text:span></text:span><text:span text:style-name="Strong_20_Emphasis"><text:span text:style-name="T105">Linux</text:span></text:span><text:span text:style-name="Strong_20_Emphasis"><text:span text:style-name="T104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7">Follow the instructions on the </text:span></text:span><text:span text:style-name="Strong_20_Emphasis"><text:span text:style-name="T118">installation</text:span></text:span><text:span text:style-name="Strong_20_Emphasis"><text:span text:style-name="T119">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5" draw:name="Vorm13" draw:style-name="gr1" draw:text-style-name="P98" svg:width="0.35cm" svg:height="0.35cm" draw:control="control4"/></text:p>
          </table:table-cell>
          <table:table-cell table:style-name="_32_._5f_Installatie_5f_uitvoeren.C6" office:value-type="string">
            <text:p text:style-name="P55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69">Click on <text:span text:style-name="T243">othe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0">Click on <text:span text:style-name="T243">Europe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1">Click on <text:span text:style-name="T243">Netherlands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6"><draw:control text:anchor-type="as-char" draw:z-index="16" draw:name="Vorm 1" draw:style-name="gr1" draw:text-style-name="P98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8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6"><draw:control text:anchor-type="as-char" draw:z-index="17" draw:name="Vorm 2" draw:style-name="gr1" draw:text-style-name="P98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4"><text:span text:style-name="T247">At</text:span><text:span text:style-name="T246"> </text:span><text:span text:style-name="T243">Set up users and passwords</text:span><text:span text:style-name="T246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3">Don<text:span text:style-name="T173">'t set </text:span><text:span text:style-name="T175">Root</text:span><text:span text:style-name="T173"> pass</text:span><text:span text:style-name="T174">w</text:span><text:span text:style-name="T173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6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5">Enter <text:span text:style-name="T243">User </text:span><text:span text:style-name="T244">n</text:span><text:span text:style-name="T243">ame for you</text:span><text:span text:style-name="T244">r</text:span><text:span text:style-name="T243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7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132643444257092" text:continue-numbering="true" text:style-name="L1">
        <text:list-item>
          <text:p text:style-name="P95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6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5"><draw:control text:anchor-type="as-char" draw:z-index="23" draw:name="Vorm4_ 1" draw:style-name="gr1" draw:text-style-name="P98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1">Add any additional </text:span></text:span><text:span text:style-name="Strong_20_Emphasis"><text:span text:style-name="T123">user</text:span></text:span><text:span text:style-name="Strong_20_Emphasis"><text:span text:style-name="T12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useradd --create-home -- comm<text:span text:style-name="T249">e</text:span>n<text:span text:style-name="T249">t</text:span> <text:span text:style-name="T176">'</text:span><text:span text:style-name="T177">user</text:span><text:span text:style-name="T176">' [--groups adm,sudo] </text:span><text:span text:style-name="T177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5">sudo passwd <text:span text:style-name="T248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5"><draw:control text:anchor-type="as-char" draw:z-index="24" draw:name="Vorm4_ 2" draw:style-name="gr1" draw:text-style-name="P98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89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6"><draw:control text:anchor-type="as-char" draw:z-index="9" draw:name="Vorm4_1" draw:style-name="gr1" draw:text-style-name="P98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78"><text:span text:style-name="User_20_Entry"><text:span text:style-name="T10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80"><text:span text:style-name="User_20_Entry"><text:span text:style-name="T11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7" draw:name="Vorm33" draw:style-name="gr1" draw:text-style-name="P98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7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7" office:value-type="string">
            <text:p text:style-name="P78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2"> <text:s/>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132644327319761" text:continue-numbering="true" text:style-name="L1">
        <text:list-item>
          <text:p text:style-name="P94"><text:span text:style-name="Strong_20_Emphasis"><text:span text:style-name="T15">P</text:span></text:span><text:span text:style-name="Strong_20_Emphasis"><text:span text:style-name="T228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6"><draw:control text:anchor-type="as-char" draw:z-index="10" draw:name="Vorm36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6"><draw:control text:anchor-type="as-char" draw:z-index="12" draw:name="Vorm36_ 1" draw:style-name="gr1" draw:text-style-name="P98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5">Login any additional </text:span></text:span><text:span text:style-name="Definition"><text:span text:style-name="T223">USER</text:span></text:span><text:span text:style-name="User_20_Entry"><text:span text:style-name="T116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11" draw:name="Vorm36_2" draw:style-name="gr1" draw:text-style-name="P98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13" draw:name="Vorm36_ 2" draw:style-name="gr1" draw:text-style-name="P98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40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8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58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Strong_20_Emphasis"><text:span text:style-name="T127"><text:s/></text:span></text:span><text:span text:style-name="Strong_20_Emphasis"><text:span text:style-name="T132">LTS 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0">installation is complete.</text:span></text:span></text:p>
      <text:p text:style-name="P39"/>
      <text:p text:style-name="P46"><text:span text:style-name="Emphasis"><text:span text:style-name="T233">Written</text:span></text:span><text:span text:style-name="Emphasis"><text:span text:style-name="T231"> </text:span></text:span><text:span text:style-name="Emphasis"><text:span text:style-name="T233">by</text:span></text:span><text:span text:style-name="Emphasis"><text:span text:style-name="T23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1">Karel Zimmer</text:span></text:span></text:a><text:span text:style-name="Emphasis"><text:span text:style-name="T232">,</text:span></text:span><text:span text:style-name="Emphasis"><text:span text:style-name="T231"> </text:span></text:span><text:a xlink:type="simple" xlink:href="https://creativecommons.org/publicdomain/zero/1.0" text:style-name="Internet_20_link" text:visited-style-name="Visited_20_Internet_20_Link"><text:span text:style-name="Emphasis"><text:span text:style-name="T234">CC0 1.0 Universal</text:span></text:span></text:a><text:span text:style-name="Emphasis"><text:span text:style-name="T235"> </text:span></text:span><text:span text:style-name="Emphasis"><text:span text:style-name="T23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E3C0751E669E99A9.png" xlink:type="simple" xlink:show="embed" xlink:actuate="onLoad" draw:mime-type="image/png"/></draw:frame></draw:a></text:span></text:span><text:span text:style-name="Emphasis"><text:span text:style-name="T250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97B7B6973606AE42.png" xlink:type="simple" xlink:show="embed" xlink:actuate="onLoad" draw:mime-type="image/png"/></draw:frame></draw:a></text:span></text:span><text:span text:style-name="Emphasis"><text:span text:style-name="T25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31T13:26:41.989720040">31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26:41.878327693</dc:date>
    <meta:keyword>Installatie</meta:keyword>
    <meta:keyword>Checklist</meta:keyword>
    <meta:keyword>Linux</meta:keyword>
    <meta:editing-cycles>6988</meta:editing-cycles>
    <meta:editing-duration>P12DT7H35M48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498" meta:character-count="3170" meta:non-whitespace-character-count="2706"/>
    <meta:user-defined meta:name="Info 1"/>
    <meta:user-defined meta:name="Info 2"/>
    <meta:user-defined meta:name="Info 3"/>
    <meta:user-defined meta:name="Info 4"/>
  </office:meta>
</office:document-meta>
</file>